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a22" officeooo:paragraph-rsid="000c3a22"/>
    </style:style>
    <style:style style:name="P2" style:family="paragraph" style:parent-style-name="Standard">
      <style:text-properties officeooo:rsid="000c3a22" officeooo:paragraph-rsid="001304b2"/>
    </style:style>
    <style:style style:name="P3" style:family="paragraph" style:parent-style-name="Standard">
      <style:text-properties officeooo:rsid="000c3a22" officeooo:paragraph-rsid="0013525d"/>
    </style:style>
    <style:style style:name="P4" style:family="paragraph" style:parent-style-name="Standard">
      <style:text-properties officeooo:rsid="000c3a22" officeooo:paragraph-rsid="002dd7b6"/>
    </style:style>
    <style:style style:name="P5" style:family="paragraph" style:parent-style-name="Standard">
      <style:text-properties officeooo:rsid="000d80a4" officeooo:paragraph-rsid="001304b2"/>
    </style:style>
    <style:style style:name="P6" style:family="paragraph" style:parent-style-name="Standard">
      <style:text-properties fo:font-weight="bold" officeooo:rsid="000d80a4" officeooo:paragraph-rsid="0013525d" style:font-weight-asian="bold" style:font-weight-complex="bold"/>
    </style:style>
    <style:style style:name="P7" style:family="paragraph" style:parent-style-name="Standard">
      <style:text-properties fo:font-weight="bold" officeooo:rsid="000c3a22" officeooo:paragraph-rsid="000c3a22" style:font-weight-asian="bold" style:font-weight-complex="bold"/>
    </style:style>
    <style:style style:name="P8" style:family="paragraph" style:parent-style-name="Standard">
      <style:text-properties fo:font-weight="bold" officeooo:rsid="000c3a22" officeooo:paragraph-rsid="001304b2" style:font-weight-asian="bold" style:font-weight-complex="bold"/>
    </style:style>
    <style:style style:name="P9" style:family="paragraph" style:parent-style-name="Standard">
      <style:text-properties fo:font-weight="bold" officeooo:rsid="000c3a22" officeooo:paragraph-rsid="0013525d" style:font-weight-asian="bold" style:font-weight-complex="bold"/>
    </style:style>
    <style:style style:name="P10" style:family="paragraph" style:parent-style-name="Standard">
      <style:text-properties fo:font-weight="bold" officeooo:rsid="000c3a22" officeooo:paragraph-rsid="002949f2" style:font-weight-asian="bold" style:font-weight-complex="bold"/>
    </style:style>
    <style:style style:name="P11" style:family="paragraph" style:parent-style-name="Standard">
      <style:text-properties fo:font-weight="bold" officeooo:rsid="000c3a22" officeooo:paragraph-rsid="002dd7b6" style:font-weight-asian="bold" style:font-weight-complex="bold"/>
    </style:style>
    <style:style style:name="P12" style:family="paragraph" style:parent-style-name="Standard">
      <style:text-properties fo:font-weight="bold" officeooo:rsid="0013525d" officeooo:paragraph-rsid="0013525d" style:font-weight-asian="bold" style:font-weight-complex="bold"/>
    </style:style>
    <style:style style:name="P13" style:family="paragraph" style:parent-style-name="Standard">
      <style:text-properties fo:font-weight="bold" officeooo:rsid="002075a4" officeooo:paragraph-rsid="002075a4" style:font-weight-asian="bold" style:font-weight-complex="bold"/>
    </style:style>
    <style:style style:name="P14" style:family="paragraph" style:parent-style-name="Standard">
      <style:text-properties fo:font-weight="bold" officeooo:rsid="001a383b" officeooo:paragraph-rsid="001a383b" style:font-weight-asian="bold" style:font-weight-complex="bold"/>
    </style:style>
    <style:style style:name="P15" style:family="paragraph" style:parent-style-name="Standard">
      <style:text-properties fo:font-weight="bold" officeooo:rsid="000506b1" officeooo:paragraph-rsid="0024a437" style:font-weight-asian="bold" style:font-weight-complex="bold"/>
    </style:style>
    <style:style style:name="P16" style:family="paragraph" style:parent-style-name="Standard">
      <style:text-properties fo:font-weight="bold" officeooo:rsid="002dd7b6" officeooo:paragraph-rsid="002dd7b6" style:font-weight-asian="bold" style:font-weight-complex="bold"/>
    </style:style>
    <style:style style:name="P17" style:family="paragraph" style:parent-style-name="Standard">
      <style:text-properties fo:font-weight="normal" officeooo:rsid="000d80a4" officeooo:paragraph-rsid="001304b2" style:font-weight-asian="normal" style:font-weight-complex="normal"/>
    </style:style>
    <style:style style:name="P18" style:family="paragraph" style:parent-style-name="Standard">
      <style:text-properties fo:font-weight="normal" officeooo:rsid="000d80a4" officeooo:paragraph-rsid="0013525d" style:font-weight-asian="normal" style:font-weight-complex="normal"/>
    </style:style>
    <style:style style:name="P19" style:family="paragraph" style:parent-style-name="Standard">
      <style:text-properties fo:font-weight="normal" officeooo:rsid="000d80a4" officeooo:paragraph-rsid="002075a4" style:font-weight-asian="normal" style:font-weight-complex="normal"/>
    </style:style>
    <style:style style:name="P20" style:family="paragraph" style:parent-style-name="Standard">
      <style:text-properties fo:font-weight="normal" officeooo:rsid="00108f61" officeooo:paragraph-rsid="001304b2" style:font-weight-asian="normal" style:font-weight-complex="normal"/>
    </style:style>
    <style:style style:name="P21" style:family="paragraph" style:parent-style-name="Standard">
      <style:text-properties fo:font-weight="normal" officeooo:rsid="001a383b" officeooo:paragraph-rsid="001a383b" style:font-weight-asian="normal" style:font-weight-complex="normal"/>
    </style:style>
    <style:style style:name="P22" style:family="paragraph" style:parent-style-name="Standard">
      <style:text-properties fo:font-weight="normal" officeooo:rsid="001a383b" officeooo:paragraph-rsid="001ce085" style:font-weight-asian="normal" style:font-weight-complex="normal"/>
    </style:style>
    <style:style style:name="P23" style:family="paragraph" style:parent-style-name="Standard">
      <style:text-properties fo:font-weight="normal" officeooo:rsid="001addb6" officeooo:paragraph-rsid="001addb6" style:font-weight-asian="normal" style:font-weight-complex="normal"/>
    </style:style>
    <style:style style:name="P24" style:family="paragraph" style:parent-style-name="Standard">
      <style:text-properties fo:font-weight="normal" officeooo:rsid="001ce085" officeooo:paragraph-rsid="001ce085" style:font-weight-asian="normal" style:font-weight-complex="normal"/>
    </style:style>
    <style:style style:name="P25" style:family="paragraph" style:parent-style-name="Standard">
      <style:text-properties fo:font-weight="normal" officeooo:rsid="002075a4" officeooo:paragraph-rsid="002075a4" style:font-weight-asian="normal" style:font-weight-complex="normal"/>
    </style:style>
    <style:style style:name="P26" style:family="paragraph" style:parent-style-name="Standard">
      <style:text-properties fo:font-weight="normal" officeooo:rsid="000506b1" officeooo:paragraph-rsid="0024a437" style:font-weight-asian="normal" style:font-weight-complex="normal"/>
    </style:style>
    <style:style style:name="P27" style:family="paragraph" style:parent-style-name="Standard">
      <style:text-properties fo:font-weight="normal" officeooo:rsid="001c57fd" officeooo:paragraph-rsid="0024a437" style:font-weight-asian="normal" style:font-weight-complex="normal"/>
    </style:style>
    <style:style style:name="P28" style:family="paragraph" style:parent-style-name="Standard">
      <style:text-properties fo:font-weight="normal" officeooo:rsid="001c6ccb" officeooo:paragraph-rsid="0024a437" style:font-weight-asian="normal" style:font-weight-complex="normal"/>
    </style:style>
    <style:style style:name="P29" style:family="paragraph" style:parent-style-name="Standard">
      <style:text-properties fo:font-style="italic" fo:font-weight="normal" officeooo:rsid="001addb6" officeooo:paragraph-rsid="001addb6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bfaac" officeooo:paragraph-rsid="001bfaac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11475f" officeooo:paragraph-rsid="001304b2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bold" officeooo:rsid="000c3a22" officeooo:paragraph-rsid="001304b2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normal" fo:font-weight="normal" officeooo:rsid="001addb6" officeooo:paragraph-rsid="001addb6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bfaac" officeooo:paragraph-rsid="001bfaa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1c8a35" officeooo:paragraph-rsid="001c8a3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officeooo:rsid="00205d36" officeooo:paragraph-rsid="00205d36" style:font-style-asian="normal" style:font-style-complex="normal"/>
    </style:style>
    <style:style style:name="P37" style:family="paragraph" style:parent-style-name="Standard">
      <style:text-properties fo:font-style="normal" fo:font-weight="bold" officeooo:rsid="0011475f" officeooo:paragraph-rsid="001304b2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fo:font-weight="bold" officeooo:rsid="002075a4" officeooo:paragraph-rsid="002075a4" style:font-style-asian="normal" style:font-weight-asian="bold" style:font-style-complex="normal" style:font-weight-complex="bold"/>
    </style:style>
    <style:style style:name="P39" style:family="paragraph" style:parent-style-name="Standard">
      <style:text-properties officeooo:rsid="000a3c70" officeooo:paragraph-rsid="0011475f"/>
    </style:style>
    <style:style style:name="P40" style:family="paragraph" style:parent-style-name="Standard">
      <style:text-properties officeooo:rsid="000a3c70" officeooo:paragraph-rsid="001a2043"/>
    </style:style>
    <style:style style:name="P41" style:family="paragraph" style:parent-style-name="Standard">
      <style:text-properties officeooo:rsid="0009470b" officeooo:paragraph-rsid="0011475f"/>
    </style:style>
    <style:style style:name="P42" style:family="paragraph" style:parent-style-name="Standard">
      <style:text-properties officeooo:rsid="0009eb5c" officeooo:paragraph-rsid="0011475f"/>
    </style:style>
    <style:style style:name="P43" style:family="paragraph" style:parent-style-name="Standard">
      <style:text-properties officeooo:rsid="0017e6b6" officeooo:paragraph-rsid="0011475f"/>
    </style:style>
    <style:style style:name="P44" style:family="paragraph" style:parent-style-name="Standard">
      <style:text-properties officeooo:rsid="0011475f" officeooo:paragraph-rsid="0011475f"/>
    </style:style>
    <style:style style:name="P45" style:family="paragraph" style:parent-style-name="Standard">
      <style:text-properties officeooo:rsid="0011475f" officeooo:paragraph-rsid="00205d36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187fb2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officeooo:rsid="000c3a22" officeooo:paragraph-rsid="00187fb2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0pt" fo:language="ru" fo:country="RU" fo:font-weight="bold" officeooo:rsid="000c3a22" officeooo:paragraph-rsid="002949f2" style:font-size-asian="10pt" style:font-weight-asian="bold" style:font-size-complex="10pt" style:font-weight-complex="bold"/>
    </style:style>
    <style:style style:name="P49" style:family="paragraph" style:parent-style-name="Standard">
      <style:text-properties style:font-name="Times New Roman" fo:font-size="10pt" fo:language="ru" fo:country="RU" officeooo:paragraph-rsid="0024a437" style:font-size-asian="10pt" style:font-size-complex="10pt"/>
    </style:style>
    <style:style style:name="P50" style:family="paragraph" style:parent-style-name="Standard">
      <style:text-properties style:font-name="Times New Roman" fo:font-size="10pt" fo:language="en" fo:country="US" officeooo:paragraph-rsid="0024a437" style:font-size-asian="10pt" style:font-size-complex="10pt"/>
    </style:style>
    <style:style style:name="P51" style:family="paragraph" style:parent-style-name="Standard">
      <style:text-properties style:font-name="Times New Roman" fo:font-size="10pt" officeooo:paragraph-rsid="0024a437" style:font-size-asian="10pt" style:font-size-complex="10pt"/>
    </style:style>
    <style:style style:name="P52" style:family="paragraph" style:parent-style-name="Standard">
      <style:text-properties officeooo:rsid="001a2043" officeooo:paragraph-rsid="001a2043"/>
    </style:style>
    <style:style style:name="P53" style:family="paragraph" style:parent-style-name="Standard">
      <style:text-properties officeooo:rsid="002075a4" officeooo:paragraph-rsid="002075a4"/>
    </style:style>
    <style:style style:name="P54" style:family="paragraph" style:parent-style-name="Standard">
      <style:text-properties officeooo:rsid="002075a4" officeooo:paragraph-rsid="002250a5"/>
    </style:style>
    <style:style style:name="P55" style:family="paragraph" style:parent-style-name="Standard">
      <style:text-properties officeooo:rsid="002c1634" officeooo:paragraph-rsid="002c1634"/>
    </style:style>
    <style:style style:name="P56" style:family="paragraph" style:parent-style-name="Standard">
      <style:text-properties officeooo:rsid="002e4822" officeooo:paragraph-rsid="002e4822"/>
    </style:style>
    <style:style style:name="P57" style:family="paragraph" style:parent-style-name="Standard">
      <style:text-properties style:text-underline-style="solid" style:text-underline-width="auto" style:text-underline-color="font-color" officeooo:rsid="002e4822" officeooo:paragraph-rsid="002e4822"/>
    </style:style>
    <style:style style:name="P58" style:family="paragraph" style:parent-style-name="Standard">
      <style:text-properties style:text-underline-style="none" officeooo:rsid="002e4822" officeooo:paragraph-rsid="002e4822"/>
    </style:style>
    <style:style style:name="P59" style:family="paragraph" style:parent-style-name="Standard">
      <style:text-properties officeooo:rsid="00322e53" officeooo:paragraph-rsid="00322e53"/>
    </style:style>
    <style:style style:name="P60" style:family="paragraph" style:parent-style-name="Standard">
      <style:text-properties officeooo:rsid="003d197c" officeooo:paragraph-rsid="003d197c"/>
    </style:style>
    <style:style style:name="T1" style:family="text">
      <style:text-properties officeooo:rsid="000c3a22"/>
    </style:style>
    <style:style style:name="T2" style:family="text">
      <style:text-properties officeooo:rsid="000d80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7fd" style:font-weight-asian="bold" style:font-weight-complex="bold"/>
    </style:style>
    <style:style style:name="T5" style:family="text">
      <style:text-properties fo:font-weight="bold" officeooo:rsid="002e4822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5d36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05d36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officeooo:rsid="000c3a22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250a5" style:font-style-asian="normal" style:font-weight-asian="bold" style:font-style-complex="normal" style:font-weight-complex="bold"/>
    </style:style>
    <style:style style:name="T17" style:family="text">
      <style:text-properties officeooo:rsid="000f1411"/>
    </style:style>
    <style:style style:name="T18" style:family="text">
      <style:text-properties officeooo:rsid="0010c34c"/>
    </style:style>
    <style:style style:name="T19" style:family="text">
      <style:text-properties officeooo:rsid="000a3c70"/>
    </style:style>
    <style:style style:name="T20" style:family="text">
      <style:text-properties officeooo:rsid="0009eb5c"/>
    </style:style>
    <style:style style:name="T21" style:family="text">
      <style:text-properties officeooo:rsid="00191b02"/>
    </style:style>
    <style:style style:name="T22" style:family="text">
      <style:text-properties officeooo:rsid="00126190"/>
    </style:style>
    <style:style style:name="T23" style:family="text">
      <style:text-properties officeooo:rsid="0013525d"/>
    </style:style>
    <style:style style:name="T24" style:family="text">
      <style:text-properties fo:language="en" fo:country="US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weight="normal" officeooo:rsid="001c6ccb" style:font-weight-asian="normal" style:font-weight-complex="normal"/>
    </style:style>
    <style:style style:name="T27" style:family="text">
      <style:text-properties officeooo:rsid="001a383b"/>
    </style:style>
    <style:style style:name="T28" style:family="text">
      <style:text-properties officeooo:rsid="001bfaac"/>
    </style:style>
    <style:style style:name="T29" style:family="text">
      <style:text-properties officeooo:rsid="001ce085"/>
    </style:style>
    <style:style style:name="T30" style:family="text">
      <style:text-properties officeooo:rsid="001f98b2"/>
    </style:style>
    <style:style style:name="T31" style:family="text">
      <style:text-properties officeooo:rsid="002075a4"/>
    </style:style>
    <style:style style:name="T32" style:family="text">
      <style:text-properties officeooo:rsid="002250a5"/>
    </style:style>
    <style:style style:name="T33" style:family="text">
      <style:text-properties fo:font-weight="normal" officeooo:rsid="002250a5" style:font-weight-asian="normal" style:font-weight-complex="normal"/>
    </style:style>
    <style:style style:name="T34" style:family="text">
      <style:text-properties fo:font-weight="normal" officeooo:rsid="001c6ccb" style:font-weight-asian="normal" style:font-weight-complex="normal"/>
    </style:style>
    <style:style style:name="T35" style:family="text">
      <style:text-properties officeooo:rsid="001c57fd"/>
    </style:style>
    <style:style style:name="T36" style:family="text">
      <style:text-properties officeooo:rsid="002949f2"/>
    </style:style>
    <style:style style:name="T37" style:family="text">
      <style:text-properties officeooo:rsid="002dd7b6"/>
    </style:style>
    <style:style style:name="T38" style:family="text">
      <style:text-properties officeooo:rsid="002f833c"/>
    </style:style>
    <style:style style:name="T39" style:family="text">
      <style:text-properties officeooo:rsid="0030f256"/>
    </style:style>
    <style:style style:name="T40" style:family="text">
      <style:text-properties officeooo:rsid="00337d88"/>
    </style:style>
    <style:style style:name="T41" style:family="text">
      <style:text-properties officeooo:rsid="00379566"/>
    </style:style>
    <style:style style:name="T42" style:family="text">
      <style:text-properties officeooo:rsid="0038850d"/>
    </style:style>
    <style:style style:name="T43" style:family="text">
      <style:text-properties officeooo:rsid="003a5f87"/>
    </style:style>
    <style:style style:name="T44" style:family="text">
      <style:text-properties officeooo:rsid="003d19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рограммное обеспечение М<text:span text:style-name="T24">5</text:span><text:span text:style-name="T25">0. <text:s/></text:span></text:p>
      <text:p text:style-name="P46">Версия с файловой системой в <text:span text:style-name="T24">RAM.</text:span></text:p>
      <text:p text:style-name="P47">Инструкция по установке и обновлению ПО.</text:p>
      <text:p text:style-name="P48"/>
      <text:p text:style-name="P10"><text:span text:style-name="T36">0</text:span>) <text:span text:style-name="T36">Описание</text:span>.</text:p>
      <text:p text:style-name="P26"><text:span text:style-name="T3">M50_release </text:span>– <text:span text:style-name="T35">дистрибутив </text:span><text:span text:style-name="T4">Linux Ffom Scratch</text:span><text:span text:style-name="T35">, созданный в компании «Метротек» со скриптами компиляции, установки и обновления основанный на </text:span><text:span text:style-name="T4">Buildroot</text:span><text:span text:style-name="T35">, работающий полностью из RAM. Основаная задача дистрибутива — ntp сервер (GLONASS/GPS)</text:span></text:p>
      <text:p text:style-name="P15"/>
      <text:p text:style-name="P27"><text:span text:style-name="T3">Buildroot </text:span>– набор automake/autoconf скриптов скачивающий, компилирующий и создающий образ файловой системы. <text:span text:style-name="T36">Классика Linux Embedded.</text:span></text:p>
      <text:p text:style-name="P27"/>
      <text:p text:style-name="P28">Минимальные системные требования</text:p>
      <text:p text:style-name="P49"/>
      <text:p text:style-name="P51"><text:span text:style-name="T25"><text:tab/><text:tab/>- </text:span><text:span text:style-name="T24">RAM 128M</text:span><text:span text:style-name="T25">байт</text:span></text:p>
      <text:p text:style-name="P50"><text:span text:style-name="T25"><text:tab/><text:tab/>- </text:span>MMC 128M<text:span text:style-name="T25">байт</text:span></text:p>
      <text:p text:style-name="P50"><text:span text:style-name="T26"><text:tab/><text:tab/>- </text:span><text:span text:style-name="T34">NAND <text:s/></text:span><text:span text:style-name="T26">64</text:span><text:span text:style-name="T34">M</text:span><text:span text:style-name="T26">байт</text:span></text:p>
      <text:p text:style-name="P7"/>
      <text:p text:style-name="P7">1) <text:span text:style-name="T2">Содержание</text:span> mmc.</text:p>
      <text:p text:style-name="P1"/>
      <text:p text:style-name="P41"><text:tab/>Раздел С: <text:tab/><text:tab/>- fat32, 150mb<text:span text:style-name="T19">, не обновляется, для загрузки из mmc.</text:span></text:p>
      <text:p text:style-name="P41"><text:tab/><text:tab/>mlo</text:p>
      <text:p text:style-name="P41"><text:tab/><text:tab/>u-boot.<text:span text:style-name="T20">img</text:span></text:p>
      <text:p text:style-name="P42"><text:tab/><text:tab/>uImage</text:p>
      <text:p text:style-name="P42"><text:tab/><text:tab/>u-boot-nand.img </text:p>
      <text:p text:style-name="P42"><text:tab/><text:tab/>initrd.bin</text:p>
      <text:p text:style-name="P42"><text:tab/><text:tab/>rdallinst.scr </text:p>
      <text:p text:style-name="P42"><text:tab/><text:tab/>rdinst.scr</text:p>
      <text:p text:style-name="P42"><text:tab/><text:tab/>uimageinst.scr</text:p>
      <text:p text:style-name="P42"><text:span text:style-name="T19"><text:tab/><text:tab/></text:span>unandinst.scr</text:p>
      <text:p text:style-name="P39"><text:tab/><text:tab/></text:p>
      <text:p text:style-name="P39"><text:tab/>Раздел D:<text:tab/><text:tab/>-ext3, 1gb, конфиги, логи</text:p>
      <text:p text:style-name="P40"><text:tab/><text:tab/>Конфиги. Логи.</text:p>
      <text:p text:style-name="P40"/>
      <text:p text:style-name="P39"><text:tab/>Раздел E:<text:tab/><text:tab/>-fat, 150mb, для загрузки обновлений по ftp</text:p>
      <text:p text:style-name="P39"><text:tab/><text:tab/>Изначально пуст.</text:p>
      <text:p text:style-name="P39"/>
      <text:p text:style-name="P39"><text:tab/>Раздел E: <text:tab/><text:tab/>-fat, 40mb, резервный, для контрольной суммы раздела E:</text:p>
      <text:p text:style-name="P39"><text:tab/><text:tab/>Пуст.</text:p>
      <text:p text:style-name="P1"/>
      <text:p text:style-name="P7">2) <text:span text:style-name="T2">Содержание</text:span> nand.</text:p>
      <text:p text:style-name="P43"><text:tab/>/dev/mtd<text:tab/>- <text:tab/>весь nand</text:p>
      <text:p text:style-name="P43"><text:tab/>/dev/mtd1<text:tab/>-<text:tab/>раздел mlo, u-boot</text:p>
      <text:p text:style-name="P43"><text:tab/>/dev/mtd2<text:tab/>-<text:tab/>раздел с переменными u-bot<text:span text:style-name="T21"> </text:span></text:p>
      <text:p text:style-name="P43"><text:tab/>/dev/mtd3<text:tab/>- <text:tab/>раздел с ядром uImage</text:p>
      <text:p text:style-name="P43"><text:tab/>/dev/mtd4 <text:tab/>- <text:tab/>раздел с образом рам диска initrd.bin</text:p>
      <text:p text:style-name="P43"/>
      <text:p text:style-name="P44"><text:tab/><text:span text:style-name="T6">Физические адреса каждого раздела можно посмотреть по комманде</text:span></text:p>
      <text:p text:style-name="P44"><text:span text:style-name="T6"><text:tab/>#: </text:span><text:span text:style-name="T10">dmesg | grep nand</text:span></text:p>
      <text:p text:style-name="P44"><text:span text:style-name="T10"><text:tab/></text:span><text:span text:style-name="T11">В результате мы увидим собственно адреса, и так же строку</text:span></text:p>
      <text:p text:style-name="P45"><text:span text:style-name="T11"><text:tab/><text:tab/></text:span><text:span text:style-name="T7">Creating 5 MTD partitions on omap2-nand.0</text:span></text:p>
      <text:p text:style-name="P45"><text:span text:style-name="T7"><text:tab/></text:span><text:span text:style-name="T11">Что может указывать на то, что разделы nand создаются динамически — ядром</text:span></text:p>
      <text:p text:style-name="P36"><text:tab/>и u-boot, в соответствии с конфигурацией omap2.</text:p>
      <text:p text:style-name="P44"/>
      <text:p text:style-name="P44"><text:soft-page-break/></text:p>
      <text:p text:style-name="P8">3) Содержание коренвого каталога сборки.</text:p>
      <text:p text:style-name="P55">M50_Build - содержит ядро, убут и buildroot. Создавать локальную копию этого каталога нужно крайне редко.</text:p>
      <text:p text:style-name="P55"/>
      <text:p text:style-name="P55">M50_Src - В этом каталоге находится все необходимое для сборки флешки, и загрузки обновлений на устройство.</text:p>
      <text:p text:style-name="P55"/>
      <text:p text:style-name="P55">В этом каталоге находится подкаталог files_patch — срез файловой системы изменяемый или создаваемый нами. Тут можно создавать, изменять файлы, папки. И это отобразится в образе рам диска, который копируется на mmc в момент ее разметки (см. раздел 4).</text:p>
      <text:p text:style-name="P1"/>
      <text:p text:style-name="P1"/>
      <text:p text:style-name="P11"><text:span text:style-name="T22">4.0</text:span>) <text:span text:style-name="T37">Создание локальной копии - создаем локальную svn копию каталога M50_Src.</text:span></text:p>
      <text:p text:style-name="P16"><text:span text:style-name="T37">В данном каталоге находится скрипт </text:span>auto_inst.sh.</text:p>
      <text:p text:style-name="P4"/>
      <text:p text:style-name="P4"/>
      <text:p text:style-name="P4"><text:span text:style-name="T5">4.1) </text:span><text:span text:style-name="T3">auto_inst.sh —</text:span> <text:span text:style-name="T23">Основной скрипт. О</text:span>писание работы и опций командной строки.</text:p>
      <text:p text:style-name="P2"/>
      <text:p text:style-name="P57">Вставляем флешку в кард-ридер.</text:p>
      <text:p text:style-name="P56">ВАЖНО. Если на флешке есть разделы - то монтируем их.</text:p>
      <text:p text:style-name="P56">После монтирования убеждаемся, что все смонтировнные каталоги закрыты, включая консоль.</text:p>
      <text:p text:style-name="P56">Если разделов нет, то оставляем как есть.</text:p>
      <text:p text:style-name="P56"/>
      <text:p text:style-name="P56"><text:span text:style-name="T14">В простейшем случае</text:span>, что бы создать рам диск и флешку, запускаем скрипт без аргументов</text:p>
      <text:p text:style-name="P56">sh# auto_inst.sh</text:p>
      <text:p text:style-name="P57">На вопрос</text:p>
      <text:p text:style-name="P56">sh# ??? Create RamDisk (y/n): - отвечаем y. Можно ответить n, тогда скрипт попытается взять готовый рамдиск из папки ./out</text:p>
      <text:p text:style-name="P56">Вводим пароль sudo</text:p>
      <text:p text:style-name="P56">На дальнейшие подсказки жмем Enter</text:p>
      <text:p text:style-name="P57">На вопрос</text:p>
      <text:p text:style-name="P56">??? Create/Update MMC (y/n): отвечаем y. Можно ответить n, тогда после создания в папке ./out рамдиска флеш карта создаваться не будет.</text:p>
      <text:p text:style-name="P56"/>
      <text:p text:style-name="P56">Далле, в целях определения имени устройства карты mmc, в папке /dev/ скприм выдаст последние 20 строк команды dmesg. Это позволяет сделать предположение имени устройства. Можно так же воспользоваться утилитами gnome-disks и gparted. Пусть например это /dev/sdc</text:p>
      <text:p text:style-name="P57">На вопрос</text:p>
      <text:p text:style-name="P56">!!! ------- Enter DRIVE ------------ : </text:p>
      <text:p text:style-name="P56">отвечаем- /dev/sdc</text:p>
      <text:p text:style-name="P57">На вопрос</text:p>
      <text:p text:style-name="P56">!!! ------- Enter DRIVE_base ------------ : </text:p>
      <text:p text:style-name="P56">так же отвечаем- /dev/sdc</text:p>
      <text:p text:style-name="P56">После этого скрпит выдаcт разметку указанного диска. По разметке мы видим, наш ли это диск?</text:p>
      <text:p text:style-name="P57">На вопрос</text:p>
      <text:p text:style-name="P56">!!! Do you wand to RECREATE this disk (y/n): </text:p>
      <text:p text:style-name="P56">отвечаем y если мы узнаем нашу флешку :) (Что бы не повредить другой диск).</text:p>
      <text:p text:style-name="P56"/>
      <text:p text:style-name="P56"><text:soft-page-break/>Ждем.</text:p>
      <text:p text:style-name="P57">На все дальнейшие вопросы жмем Enter.</text:p>
      <text:p text:style-name="P56"/>
      <text:p text:style-name="P57">Пусть теперь мы хотим пересобрать ядро, и положить его на флешку.</text:p>
      <text:p text:style-name="P56"/>
      <text:p text:style-name="P56">Запускаем ./auto_inst.sh kernel</text:p>
      <text:p text:style-name="P57">На вопрос</text:p>
      <text:p text:style-name="P56">??? Create RamDisk (y/n): отвечаем n</text:p>
      <text:p text:style-name="P57">На вопрос</text:p>
      <text:p text:style-name="P56">??? Create/Update MMC (y/n): отвечаем y</text:p>
      <text:p text:style-name="P56">Вводим имена устройств.</text:p>
      <text:p text:style-name="P57">На вопрос</text:p>
      <text:p text:style-name="P56">!!! Do you wand to RECREATE this disk (y/n): отвечаем y</text:p>
      <text:p text:style-name="P56">На дальнейшие вопросы жмем Enter.</text:p>
      <text:p text:style-name="P56"/>
      <text:p text:style-name="P56">Вставляем карту в устройство. Загружаемся с карты - работает.</text:p>
      <text:p text:style-name="P56"/>
      <text:p text:style-name="P56">Итак, загрузились из mmc.</text:p>
      <text:p text:style-name="P56"/>
      <text:p text:style-name="P56">Предположим, что мы создали svn ветку обновлений, и теперь хотим их установить.</text:p>
      <text:p text:style-name="P56">На M50 установлен ftp сервер (IP - 192.168.2.106)</text:p>
      <text:p text:style-name="P56"/>
      <text:p text:style-name="P56">Предположим, так же, что на nand уже установлена нужная весия mlo и u-boot.</text:p>
      <text:p text:style-name="P56">Установим теперь систему на nand.</text:p>
      <text:p text:style-name="P56"/>
      <text:p text:style-name="P56">Загрузим рамдиск и ядро на M50.</text:p>
      <text:p text:style-name="P56"/>
      <text:p text:style-name="P56">sh# auto_inst.sh updates kernel fs</text:p>
      <text:p text:style-name="P57"><text:span text:style-name="T38">Н</text:span>а вопрос</text:p>
      <text:p text:style-name="P56">??? Create RamDisk (y/n): отвечаем что хотим</text:p>
      <text:p text:style-name="P57">На вопрос</text:p>
      <text:p text:style-name="P56">??? Create/Update MMC (y/n): отвечаем y</text:p>
      <text:p text:style-name="P56"/>
      <text:p text:style-name="P56">Далее, у нас на M50 root без пароля, поэтому жмем enter.</text:p>
      <text:p text:style-name="P56">Загружается <text:span text:style-name="T44">рамдиск. (При этом иногда ftp сервер на M50 отбивает</text:span></text:p>
      <text:p text:style-name="P60">соединение - нужно перезапустить команду).</text:p>
      <text:p text:style-name="P56">Еще раз жмем enter - загружается ядро.</text:p>
      <text:p text:style-name="P56"/>
      <text:p text:style-name="P57">Теперь заходим в консоль M50.</text:p>
      <text:p text:style-name="P57">Запускаем</text:p>
      <text:p text:style-name="P56">fs_install</text:p>
      <text:p text:style-name="P57">Запускаем</text:p>
      <text:p text:style-name="P58">kernel_install</text:p>
      <text:p text:style-name="P56"/>
      <text:p text:style-name="P56">Перезагружаемся из nand - работает.</text:p>
      <text:p text:style-name="P56"/>
      <text:p text:style-name="P56">В консоли M50 смотрим результат вычисления md5 сумм.</text:p>
      <text:p text:style-name="P56"/>
      <text:p text:style-name="P56">cat /etc/Md5check</text:p>
      <text:p text:style-name="P56">В данный момент мы получили установленные md5 суммы для разделов nand - mtd1 mtd2 mtd3 mtd4</text:p>
      <text:p text:style-name="P2"/>
      <text:p text:style-name="P32"><text:soft-page-break/><text:span text:style-name="T22">4</text:span>.<text:span text:style-name="T39">2</text:span>) Примеры</text:p>
      <text:p text:style-name="P2"/>
      <text:p text:style-name="P6">Пример1. <text:s/><text:span text:style-name="T23">(mmc должна быть вставлена)</text:span></text:p>
      <text:p text:style-name="P5"><text:span text:style-name="T23">Пусть н</text:span>адо: <text:span text:style-name="T1">применить </text:span><text:span text:style-name="T8">изменения</text:span><text:span text:style-name="T1"> </text:span>в<text:span text:style-name="T1"> files_</text:span>p<text:span text:style-name="T1">atch, </text:span>создать загрузочную <text:span text:style-name="T23">mmc.</text:span></text:p>
      <text:p text:style-name="P5"/>
      <text:p text:style-name="P5"><text:tab/>#: ./auto_inst.sh</text:p>
      <text:p text:style-name="P2"/>
      <text:p text:style-name="P9">Пример<text:span text:style-name="T2">2</text:span>. <text:span text:style-name="T2"><text:s/>(mmc должна быть вставлена)</text:span></text:p>
      <text:p text:style-name="P3"><text:span text:style-name="T23">Пусть надо: </text:span>сконфигурировать-собрать buildroot, сконфигурировать-собрать ядро, применить обновления из filesPatch, <text:span text:style-name="T2">создать загрузочную флешку.</text:span></text:p>
      <text:p text:style-name="P2"/>
      <text:p text:style-name="P5"><text:tab/>#: ./auto_inst.sh buildroot kernel</text:p>
      <text:p text:style-name="P5"/>
      <text:p text:style-name="P6">Пример3.</text:p>
      <text:p text:style-name="P12">(M50 должен быть способным принять файлы по ftp, на раздел mmc E. Ip: 192.168.2.10<text:span text:style-name="T43">6</text:span>)</text:p>
      <text:p text:style-name="P18"><text:span text:style-name="T23">Пусть н</text:span>адо: применить <text:span text:style-name="T8">обновления</text:span><text:span text:style-name="T12"> в</text:span><text:span text:style-name="T13"> files_</text:span><text:span text:style-name="T12">p</text:span><text:span text:style-name="T13">atch</text:span><text:span text:style-name="T12">U</text:span><text:span text:style-name="T13">, </text:span><text:span text:style-name="T12">сконфигурировать-собрать ядро, собрать u-boot_nand.igm, собрать скрипты u-boot для установки обновлений из u-boot, загрузить это все <text:s/>на M50 в раздел mmc E.</text:span></text:p>
      <text:p text:style-name="P17"><text:tab/>#: ./auto_inst.sh updates kernel ubootn uscr</text:p>
      <text:p text:style-name="P17"><text:tab/>теперь только ядро</text:p>
      <text:p text:style-name="P17"><text:tab/>#: ./auto_inst.sh kernel updates</text:p>
      <text:p text:style-name="P17"><text:tab/>теперь только uboot</text:p>
      <text:p text:style-name="P17"><text:tab/>#: ./auto_inst.sh updates ubootn</text:p>
      <text:p text:style-name="P17"/>
      <text:p text:style-name="P17">Параметры можно указывать в произвольном порядке и комбинациях.</text:p>
      <text:p text:style-name="P17">Параметр updates означает, что работаем с веткой Updates, <text:span text:style-name="T17">и вместо создания загрузочной флешки, загружаем файлы на M50.</text:span></text:p>
      <text:p text:style-name="P17"/>
      <text:p text:style-name="P31"/>
      <text:p text:style-name="P31"/>
      <text:p text:style-name="P37"><text:span text:style-name="T22">4</text:span>.<text:span text:style-name="T42">3</text:span>) С<text:span text:style-name="T1">водка опций.</text:span></text:p>
      <text:p text:style-name="P20">Все опции:</text:p>
      <text:p text:style-name="P20"/>
      <text:p text:style-name="P20"><text:tab/>buildroot — <text:span text:style-name="T18">см пример 1.</text:span></text:p>
      <text:p text:style-name="P20"/>
      <text:p text:style-name="P20"><text:tab/>ubootm — <text:span text:style-name="T18">см пример 3 (но это uboot для mmc)</text:span></text:p>
      <text:p text:style-name="P20"/>
      <text:p text:style-name="P20"><text:tab/>ubootn — <text:span text:style-name="T18">см пример 3.</text:span></text:p>
      <text:p text:style-name="P20"/>
      <text:p text:style-name="P20"><text:tab/>uscr — <text:span text:style-name="T18">см пример 3.</text:span></text:p>
      <text:p text:style-name="P20"/>
      <text:p text:style-name="P20"><text:tab/>kernel — <text:span text:style-name="T18">см пример 2.</text:span></text:p>
      <text:p text:style-name="P20"/>
      <text:p text:style-name="P20"><text:tab/>updates — <text:span text:style-name="T18">см пример 3.</text:span></text:p>
      <text:p text:style-name="P1"/>
      <text:p text:style-name="P52"><text:span text:style-name="T6">Примечание.</text:span> При наличии в M50 mmc карты дистрибутив все логи и конфиги сохраняет на mmc. В противном случае все сохраняется в RAM и будет уничтожено при перезагрузке.</text:p>
      <text:p text:style-name="P1"/>
      <text:p text:style-name="P1"/>
      <text:p text:style-name="P13"/>
      <text:p text:style-name="P13"/>
      <text:p text:style-name="P13"/>
      <text:p text:style-name="P13"><text:soft-page-break/>5) Установка</text:p>
      <text:p text:style-name="P53"><text:span text:style-name="T9">5.1) Первоначальная установка всего, из u-boot_mmc.</text:span><text:span text:style-name="T3"> Прежде, достаточно выполнить</text:span> <text:tab/><text:span text:style-name="T2">./auto_inst.sh</text:span></text:p>
      <text:p text:style-name="P54"><text:tab/><text:span text:style-name="T33">В коммандной строке u-boot набираем:</text:span></text:p>
      <text:p text:style-name="P53"><text:tab/># mmc rescan</text:p>
      <text:p text:style-name="P53"><text:tab/># fatls mmc 0</text:p>
      <text:p text:style-name="P53"><text:tab/># fatload mmc 0 0x81000000 rdallinst.scr</text:p>
      <text:p text:style-name="P53"><text:tab/># source 0x81000000<text:tab/></text:p>
      <text:p text:style-name="P59">(При этом на mmc должно находится установленных md5 сумм.)</text:p>
      <text:p text:style-name="P53"/>
      <text:p text:style-name="P38">5.2) Установка обновлений всего из u-boot_mmc. Сработает только после выполнения</text:p>
      <text:p text:style-name="P19"><text:tab/>./auto_inst.sh updates kernel ubootn u<text:span text:style-name="T40">s</text:span>cr <text:span text:style-name="T41">fs</text:span></text:p>
      <text:p text:style-name="P25"><text:tab/>т.е. после заливки всего на M50 mmc E:</text:p>
      <text:p text:style-name="P19"><text:tab/><text:span text:style-name="T32">В коммандной строке u-boot набираем:</text:span></text:p>
      <text:p text:style-name="P25"><text:tab/># mmc rescan</text:p>
      <text:p text:style-name="P25"><text:tab/># fatls mmc 0:3</text:p>
      <text:p text:style-name="P25"><text:tab/># fatload mmc 0:3 0x81000000 rdallinst.scr</text:p>
      <text:p text:style-name="P19"><text:span text:style-name="T31"><text:tab/># source 0x81000000</text:span><text:tab/></text:p>
      <text:p text:style-name="P19"/>
      <text:p text:style-name="P25"><text:span text:style-name="T15">5.3) Установка обновлени</text:span><text:span text:style-name="T16">й</text:span><text:span text:style-name="T15"> файловой системы средствами Linux. Прежде, достаточно</text:span> <text:span text:style-name="T3">выполнить</text:span></text:p>
      <text:p text:style-name="P19"><text:tab/>./auto_inst.sh <text:span text:style-name="T31">updates fs</text:span></text:p>
      <text:p text:style-name="P19"><text:tab/><text:span text:style-name="T31">В коммандной строке M50 набираем:</text:span></text:p>
      <text:p text:style-name="P19"><text:s/><text:tab/><text:span text:style-name="T31">#: fs_install</text:span></text:p>
      <text:p text:style-name="P1"/>
      <text:p text:style-name="P1"/>
      <text:p text:style-name="P14"><text:span text:style-name="T31">6</text:span>) Конфиги, логи.</text:p>
      <text:p text:style-name="P21"/>
      <text:p text:style-name="P21"><text:tab/><text:span text:style-name="T6">5.1) Конфиги</text:span></text:p>
      <text:p text:style-name="P21"/>
      <text:p text:style-name="P22"><text:tab/>/<text:span text:style-name="T29">mnt/D/etc/resolv.conf</text:span></text:p>
      <text:p text:style-name="P22"><text:tab/>/<text:span text:style-name="T29">mnt/D/etc/ntp.conf</text:span></text:p>
      <text:p text:style-name="P22"><text:tab/>/<text:span text:style-name="T29">mnt/D/etc/vsftpd.conf<text:tab/></text:span></text:p>
      <text:p text:style-name="P24"><text:tab/><text:span text:style-name="T27">/</text:span>mnt/D/etc/network/interfaces</text:p>
      <text:p text:style-name="P24"><text:tab/><text:span text:style-name="T27">/</text:span>mnt/D/usr/bin/Demetro/boot.cfg</text:p>
      <text:p text:style-name="P24"><text:tab/><text:span text:style-name="T27">/</text:span>mnt/D/usr/bin/Demetro/enable.cfg</text:p>
      <text:p text:style-name="P24"/>
      <text:p text:style-name="P23"><text:span text:style-name="T6">5.2) Логи.</text:span> Demetro был пересобран и измененными путями к логам в скобках указано новый путь, при отсутствии mmc путь остается тем же <text:span text:style-name="T30">но пишется в все в ram.</text:span></text:p>
      <text:p text:style-name="P23"/>
      <text:p text:style-name="P29">/ftpdir/stat.txt Файл статистики</text:p>
      <text:p text:style-name="P23"><text:s text:c="2"/>mmc</text:p>
      <text:p text:style-name="P23">(/mnt/D/usr/bin/Demetro/stat.txt)</text:p>
      <text:p text:style-name="P23"/>
      <text:p text:style-name="P29">/ramcache/demetro/errorlog.log файл логов критических ошибок </text:p>
      <text:p text:style-name="P23"><text:s text:c="2"/>mmc</text:p>
      <text:p text:style-name="P23">(/mnt/D/usr/bin/Demetro/errorlog.log)</text:p>
      <text:p text:style-name="P23"/>
      <text:p text:style-name="P29">/usr/bin/Demetro/nmea_emul_flag.txt флаг включение/выключенияэмулятора</text:p>
      <text:p text:style-name="P23"><text:s text:c="2"/>mmc</text:p>
      <text:p text:style-name="P23">(/mnt/D/usr/bin/Demetro/nmea_emul_flag.txt)</text:p>
      <text:p text:style-name="P23"/>
      <text:p text:style-name="P29"><text:soft-page-break/>/usr/bin/Demetro/boot.cfg </text:p>
      <text:p text:style-name="P23"><text:s text:c="2"/>mmc</text:p>
      <text:p text:style-name="P23">(/usr/bin/Demetro/boot.cfg)</text:p>
      <text:p text:style-name="P23"/>
      <text:p text:style-name="P29">/ramcache/demetro/voltage.log файл значений напряжений.</text:p>
      <text:p text:style-name="P23"><text:s text:c="2"/><text:span text:style-name="T28">r</text:span>am</text:p>
      <text:p text:style-name="P23">(изначально /usr/bin/Demetro/voltage.log)</text:p>
      <text:p text:style-name="P23"/>
      <text:p text:style-name="P29">/ramcache/demetro/voltage_temp.log временный файл для правильного формирования</text:p>
      <text:p text:style-name="P23">(изначально /usr/bin/Demetro/voltage.log)</text:p>
      <text:p text:style-name="P23"/>
      <text:p text:style-name="P23"><text:s/><text:span text:style-name="T6">/ramcache/demetro/voltage.log</text:span></text:p>
      <text:p text:style-name="P23"><text:s text:c="2"/>ram</text:p>
      <text:p text:style-name="P23">(изначально /usr/bin/Demetro/<text:span text:style-name="T6">voltage_temp.log</text:span>)</text:p>
      <text:p text:style-name="P23"/>
      <text:p text:style-name="P29">/ramcache/demetro/voltage2.log то же, что и выше</text:p>
      <text:p text:style-name="P33"><text:s/>ram</text:p>
      <text:p text:style-name="P33">(изначально /usr/bin/Demetro/<text:span text:style-name="T6">voltage2.log</text:span>)</text:p>
      <text:p text:style-name="P33"/>
      <text:p text:style-name="P30">/ramcache/demetro/place.txt файл координат </text:p>
      <text:p text:style-name="P34"><text:s text:c="2"/>ram</text:p>
      <text:p text:style-name="P34">(так и остался)</text:p>
      <text:p text:style-name="P34"/>
      <text:p text:style-name="P30">/ramcache/demetro/nmeabuf буффер для разбора потока NMEA </text:p>
      <text:p text:style-name="P34"><text:s text:c="2"/>ram</text:p>
      <text:p text:style-name="P34">(так и остался)</text:p>
      <text:p text:style-name="P34"/>
      <text:p text:style-name="P35">/ramcache/demetro/nmea файл с количеством спутников и высотой <text:s text:c="3"/>(нету)</text:p>
      <text:p text:style-name="P35"><text:s text:c="2"/>ram</text:p>
      <text:p text:style-name="P35">(так и не появился, даже после afterupdate.s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1:56:30.729378666</meta:creation-date>
    <dc:date>2015-04-01T12:06:05.668415880</dc:date>
    <meta:editing-duration>PT2H53M59S</meta:editing-duration>
    <meta:editing-cycles>58</meta:editing-cycles>
    <meta:generator>LibreOffice/4.2.7.2$Linux_x86 LibreOffice_project/420m0$Build-2</meta:generator>
    <dc:creator>m50  </dc:creator>
    <meta:document-statistic meta:table-count="0" meta:image-count="0" meta:object-count="0" meta:page-count="6" meta:paragraph-count="194" meta:word-count="1126" meta:character-count="8180" meta:non-whitespace-character-count="7098"/>
  </office:meta>
</office:document-meta>
</file>